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85H55M29.234051S" calcext:value-type="time">
            <text:p>1285:5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/>
          <table:table-cell table:formula="of:=IF([.G243]-[.F243] &gt; 0; [.G243]-[.F243]; 0)" office:value-type="time" office:time-value="PT00H00M00S" calcext:value-type="time">
            <text:p>00:00</text:p>
          </table:table-cell>
          <table:table-cell table:formula="of:=[.D243]+[.H243]" office:value-type="time" office:time-value="PT03H36M23.181S" calcext:value-type="time">
            <text:p>03:3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44]-[.B244] &gt; 0; [.C244]-[.B2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12H00M06.017S" calcext:value-type="time">
            <text:p>12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 style:data-style-name="N2" text:time-value="07:40:36.4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1T15:02:39.495000000</dc:date>
    <meta:editing-duration>P57DT1H17M51S</meta:editing-duration>
    <meta:editing-cycles>1505</meta:editing-cycles>
    <meta:generator>LibreOffice/7.2.6.2$Windows_X86_64 LibreOffice_project/b0ec3a565991f7569a5a7f5d24fed7f52653d754</meta:generator>
    <dc:creator>Benjamin Laws</dc:creator>
    <meta:document-statistic meta:table-count="2" meta:cell-count="1840" meta:object-count="0"/>
  </office:meta>
</office:document-meta>
</file>